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officeooo:rsid="00261394" officeooo:paragraph-rsid="00261394" style:font-size-asian="14pt" style:font-style-asian="italic" style:font-weight-asian="bold" style:font-size-complex="14pt" style:font-style-complex="italic" style:font-weight-complex="bold"/>
    </style:style>
    <style:style style:name="P2" style:family="paragraph" style:parent-style-name="Standard">
      <style:paragraph-properties fo:text-align="start" style:justify-single-word="false"/>
      <style:text-properties fo:font-size="12pt" officeooo:rsid="001f0762" officeooo:paragraph-rsid="001f0762" style:font-size-asian="10.5pt" style:font-size-complex="12pt"/>
    </style:style>
    <style:style style:name="P3" style:family="paragraph" style:parent-style-name="Standard">
      <style:paragraph-properties fo:text-align="start" style:justify-single-word="false"/>
      <style:text-properties fo:font-size="12pt" fo:font-weight="bold" officeooo:rsid="001f0762" officeooo:paragraph-rsid="001f0762"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officeooo:rsid="001f0762" officeooo:paragraph-rsid="0020af9d"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1f0762" officeooo:paragraph-rsid="0023bb6a"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20af9d" officeooo:paragraph-rsid="0020af9d"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2272db" officeooo:paragraph-rsid="002272db"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normal" officeooo:rsid="0020af9d" officeooo:paragraph-rsid="0020af9d"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272db" officeooo:paragraph-rsid="002272db"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f0762" officeooo:paragraph-rsid="0023bb6a"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5a806" officeooo:paragraph-rsid="0025a806"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style="normal" style:text-underline-style="none" fo:font-weight="normal" officeooo:rsid="00261394" officeooo:paragraph-rsid="00261394"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3pt" officeooo:rsid="001f0762" officeooo:paragraph-rsid="001f0762" style:font-size-asian="13pt" style:font-size-complex="13pt"/>
    </style:style>
    <style:style style:name="P14" style:family="paragraph" style:parent-style-name="Standard">
      <style:paragraph-properties fo:text-align="start" style:justify-single-word="false"/>
      <style:text-properties fo:font-size="13pt" officeooo:rsid="0020af9d" officeooo:paragraph-rsid="0020af9d" style:font-size-asian="13pt" style:font-size-complex="13pt"/>
    </style:style>
    <style:style style:name="P15" style:family="paragraph" style:parent-style-name="Standard">
      <style:paragraph-properties fo:text-align="start" style:justify-single-word="false"/>
      <style:text-properties fo:font-size="13pt" officeooo:rsid="0020af9d" officeooo:paragraph-rsid="0020af9d" style:font-size-asian="11.3500003814697pt" style:font-size-complex="13pt"/>
    </style:style>
    <style:style style:name="P16" style:family="paragraph" style:parent-style-name="Standard">
      <style:paragraph-properties fo:text-align="start" style:justify-single-word="false"/>
      <style:text-properties fo:font-size="13pt" officeooo:rsid="0023bb6a" officeooo:paragraph-rsid="0023bb6a" style:font-size-asian="11.3500003814697pt" style:font-size-complex="13pt"/>
    </style:style>
    <style:style style:name="P17" style:family="paragraph" style:parent-style-name="Standard">
      <style:paragraph-properties fo:text-align="start" style:justify-single-word="false"/>
      <style:text-properties fo:font-size="13pt" fo:font-weight="bold" officeooo:rsid="0023bb6a" officeooo:paragraph-rsid="0023bb6a" style:font-size-asian="11.3500003814697pt" style:font-weight-asian="bold" style:font-size-complex="13pt" style:font-weight-complex="bold"/>
    </style:style>
    <style:style style:name="P18" style:family="paragraph" style:parent-style-name="Standard">
      <style:paragraph-properties fo:text-align="start" style:justify-single-word="false"/>
      <style:text-properties officeooo:paragraph-rsid="0023bb6a"/>
    </style:style>
    <style:style style:name="P19" style:family="paragraph" style:parent-style-name="Standard">
      <style:paragraph-properties fo:text-align="start" style:justify-single-word="false"/>
      <style:text-properties officeooo:rsid="0023bb6a" officeooo:paragraph-rsid="0023bb6a"/>
    </style:style>
    <style:style style:name="P20" style:family="paragraph" style:parent-style-name="Standard" style:list-style-name="L1">
      <style:paragraph-properties fo:text-align="start" style:justify-single-word="false"/>
      <style:text-properties fo:font-size="13pt" officeooo:rsid="001f0762" officeooo:paragraph-rsid="001f0762" style:font-size-asian="13pt" style:font-size-complex="13pt"/>
    </style:style>
    <style:style style:name="P21" style:family="paragraph" style:parent-style-name="Standard" style:list-style-name="L1">
      <style:paragraph-properties fo:text-align="start" style:justify-single-word="false"/>
      <style:text-properties fo:font-size="13pt" officeooo:rsid="0020af9d" officeooo:paragraph-rsid="0020af9d" style:font-size-asian="13pt" style:font-size-complex="13pt"/>
    </style:style>
    <style:style style:name="P22" style:family="paragraph" style:parent-style-name="Standard" style:list-style-name="L1">
      <style:paragraph-properties fo:text-align="start" style:justify-single-word="false"/>
      <style:text-properties fo:font-size="13pt" officeooo:rsid="0020af9d" officeooo:paragraph-rsid="0020af9d" style:font-size-asian="11.3500003814697pt" style:font-size-complex="13pt"/>
    </style:style>
    <style:style style:name="P23" style:family="paragraph" style:parent-style-name="Standard" style:list-style-name="L2">
      <style:paragraph-properties fo:text-align="start" style:justify-single-word="false"/>
      <style:text-properties fo:font-size="13pt" officeooo:rsid="0023bb6a" officeooo:paragraph-rsid="0023bb6a" style:font-size-asian="11.3500003814697pt" style:font-size-complex="13pt"/>
    </style:style>
    <style:style style:name="P24" style:family="paragraph" style:parent-style-name="Standard" style:list-style-name="L3">
      <style:paragraph-properties fo:text-align="start" style:justify-single-word="false"/>
      <style:text-properties fo:font-size="12pt" fo:font-weight="bold" officeooo:rsid="001f0762" officeooo:paragraph-rsid="001f0762" style:font-size-asian="10.5pt" style:font-weight-asian="bold" style:font-size-complex="12pt" style:font-weight-complex="bold"/>
    </style:style>
    <style:style style:name="P25" style:family="paragraph" style:parent-style-name="Standard" style:list-style-name="L4">
      <style:paragraph-properties fo:text-align="start" style:justify-single-word="false"/>
      <style:text-properties fo:font-size="12pt" fo:font-weight="bold" officeooo:rsid="0020af9d" officeooo:paragraph-rsid="0020af9d" style:font-size-asian="10.5pt" style:font-weight-asian="bold" style:font-size-complex="12pt" style:font-weight-complex="bold"/>
    </style:style>
    <style:style style:name="P26" style:family="paragraph" style:parent-style-name="Standard" style:list-style-name="L4">
      <style:paragraph-properties fo:text-align="start" style:justify-single-word="false"/>
      <style:text-properties fo:font-size="12pt" fo:font-weight="normal" officeooo:rsid="0020af9d" officeooo:paragraph-rsid="0020af9d" style:font-size-asian="10.5pt" style:font-weight-asian="normal" style:font-size-complex="12pt" style:font-weight-complex="normal"/>
    </style:style>
    <style:style style:name="P27" style:family="paragraph" style:parent-style-name="Standard" style:list-style-name="L5">
      <style:paragraph-properties fo:text-align="start" style:justify-single-word="false"/>
      <style:text-properties fo:font-size="12pt" fo:font-weight="normal" officeooo:rsid="0020af9d" officeooo:paragraph-rsid="0020af9d" style:font-size-asian="10.5pt" style:font-weight-asian="normal" style:font-size-complex="12pt" style:font-weight-complex="normal"/>
    </style:style>
    <style:style style:name="P28" style:family="paragraph" style:parent-style-name="Standard" style:list-style-name="L6">
      <style:paragraph-properties fo:text-align="start" style:justify-single-word="false"/>
      <style:text-properties fo:font-size="12pt" fo:font-weight="normal" officeooo:rsid="002272db" officeooo:paragraph-rsid="002272db" style:font-size-asian="10.5pt" style:font-weight-asian="normal" style:font-size-complex="12pt" style:font-weight-complex="normal"/>
    </style:style>
    <style:style style:name="P29" style:family="paragraph" style:parent-style-name="Standard" style:list-style-name="L6">
      <style:paragraph-properties fo:text-align="start" style:justify-single-word="false"/>
      <style:text-properties fo:font-size="12pt" fo:font-weight="normal" officeooo:rsid="0025a806" officeooo:paragraph-rsid="0025a806" style:font-size-asian="10.5pt" style:font-weight-asian="normal" style:font-size-complex="12pt" style:font-weight-complex="normal"/>
    </style:style>
    <style:style style:name="P30" style:family="paragraph" style:parent-style-name="Standard" style:list-style-name="L7">
      <style:paragraph-properties fo:text-align="start" style:justify-single-word="false"/>
      <style:text-properties fo:font-size="12pt" fo:font-style="normal" style:text-underline-style="solid" style:text-underline-width="auto" style:text-underline-color="font-color" fo:font-weight="normal" officeooo:rsid="00261394" officeooo:paragraph-rsid="00261394" style:font-size-asian="10.5pt" style:font-style-asian="normal" style:font-weight-asian="normal" style:font-size-complex="12pt" style:font-style-complex="normal" style:font-weight-complex="normal"/>
    </style:style>
    <style:style style:name="P31" style:family="paragraph" style:parent-style-name="Standard" style:list-style-name="L7">
      <style:paragraph-properties fo:text-align="start" style:justify-single-word="false"/>
      <style:text-properties fo:font-size="12pt" fo:font-style="normal" style:text-underline-style="none" fo:font-weight="bold" officeooo:rsid="00261394" officeooo:paragraph-rsid="00261394" style:font-size-asian="10.5pt" style:font-style-asian="normal" style:font-weight-asian="bold" style:font-size-complex="12pt" style:font-style-complex="normal" style:font-weight-complex="bold"/>
    </style:style>
    <style:style style:name="P32" style:family="paragraph" style:parent-style-name="Standard" style:list-style-name="L7">
      <style:paragraph-properties fo:text-align="start" style:justify-single-word="false"/>
      <style:text-properties officeooo:paragraph-rsid="00261394"/>
    </style:style>
    <style:style style:name="P33" style:family="paragraph" style:parent-style-name="Standard" style:list-style-name="L7">
      <style:paragraph-properties fo:text-align="start" style:justify-single-word="false"/>
      <style:text-properties officeooo:rsid="00261394" officeooo:paragraph-rsid="00261394"/>
    </style:style>
    <style:style style:name="P34"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f0762" officeooo:paragraph-rsid="001f0762" style:font-size-asian="16pt" style:font-weight-asian="bold" style:font-size-complex="16pt" style:font-weight-complex="bold"/>
    </style:style>
    <style:style style:name="T1" style:family="text">
      <style:text-properties fo:font-weight="normal" style:font-weight-asian="normal" style:font-weight-complex="normal"/>
    </style:style>
    <style:style style:name="T2" style:family="text">
      <style:text-properties officeooo:rsid="00212048"/>
    </style:style>
    <style:style style:name="T3" style:family="text">
      <style:text-properties fo:font-size="13pt" style:font-size-asian="11.3500003814697pt" style:font-size-complex="13pt"/>
    </style:style>
    <style:style style:name="T4" style:family="text">
      <style:text-properties fo:font-size="13pt" fo:font-weight="bold" style:font-size-asian="11.3500003814697pt" style:font-weight-asian="bold" style:font-size-complex="13pt" style:font-weight-complex="bold"/>
    </style:style>
    <style:style style:name="T5" style:family="text">
      <style:text-properties officeooo:rsid="0025a806"/>
    </style:style>
    <style:style style:name="T6"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7" style:family="text">
      <style:text-properties fo:font-size="12pt" fo:font-style="normal" style:text-underline-style="none" fo:font-weight="normal" officeooo:rsid="00261394" style:font-size-asian="10.5pt" style:font-style-asian="normal" style:font-weight-asian="normal" style:font-size-complex="12pt" style:font-style-complex="normal" style:font-weight-complex="normal"/>
    </style:style>
    <style:style style:name="T8" style:family="text">
      <style:text-properties fo:font-size="12pt" fo:font-style="normal" style:text-underline-style="none" fo:font-weight="normal" officeooo:rsid="00289a25" style:font-size-asian="10.5pt" style:font-style-asian="normal" style:font-weight-asian="normal" style:font-size-complex="12pt" style:font-style-complex="normal" style:font-weight-complex="normal"/>
    </style:style>
    <style:style style:name="T9" style:family="text">
      <style:text-properties fo:font-size="12pt" fo:font-style="normal" style:text-underline-style="none" fo:font-weight="bold" style:font-size-asian="10.5pt" style:font-style-asian="normal" style:font-weight-asian="bold" style:font-size-complex="12pt" style:font-style-complex="normal" style:font-weight-complex="bold"/>
    </style:style>
    <style:style style:name="T10" style:family="text">
      <style:text-properties fo:font-size="12pt" fo:font-style="normal" style:text-underline-style="none" fo:font-weight="bold" officeooo:rsid="00261394" style:font-size-asian="10.5pt" style:font-style-asian="normal" style:font-weight-asian="bold" style:font-size-complex="12pt" style:font-style-complex="normal" style:font-weight-complex="bold"/>
    </style:style>
    <style:style style:name="T11" style:family="text">
      <style:text-properties fo:font-size="12pt" fo:font-style="normal" style:text-underline-style="none" fo:font-weight="bold" officeooo:rsid="00289a25" style:font-size-asian="10.5pt" style:font-style-asian="normal" style:font-weight-asian="bold" style:font-size-complex="12pt" style:font-style-complex="normal" style:font-weight-complex="bold"/>
    </style:style>
    <style:style style:name="T12" style:family="text">
      <style:text-properties officeooo:rsid="0026eb1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Ad Viewability Tag</text:p>
      <text:list xml:id="list4101809516131060288" text:style-name="L1">
        <text:list-item>
          <text:p text:style-name="P20">using the tag is quite simple</text:p>
        </text:list-item>
      </text:list>
      <text:p text:style-name="P13"/>
      <text:p text:style-name="P13"/>
      <text:list xml:id="list162512655006687" text:continue-numbering="true" text:style-name="L1">
        <text:list-item>
          <text:p text:style-name="P21">you just need to put this tag inside the ad</text:p>
        </text:list-item>
      </text:list>
      <text:p text:style-name="P14"/>
      <text:p text:style-name="P4"><text:s/>&lt;script type="text/javascript" name="serachforthissection" src="<text:span text:style-name="T2">js/</text:span>finaltag.js"&gt;&lt;/script&gt; </text:p>
      <text:p text:style-name="P13"/>
      <text:p text:style-name="P13"/>
      <text:p text:style-name="P13"/>
      <text:p text:style-name="P13"/>
      <text:list xml:id="list162511553991457" text:continue-numbering="true" text:style-name="L1">
        <text:list-item>
          <text:p text:style-name="P22">the example of such usage is provided down here</text:p>
        </text:list-item>
      </text:list>
      <text:p text:style-name="P15"/>
      <text:list xml:id="list8958718863187585" text:style-name="L2">
        <text:list-item>
          <text:p text:style-name="P23">example 1</text:p>
        </text:list-item>
      </text:list>
      <text:p text:style-name="P18"/>
      <text:p text:style-name="P10">&lt;div id="parentofad" &gt; </text:p>
      <text:p text:style-name="P10"><text:s text:c="5"/>&lt;div id="ad"&gt; </text:p>
      <text:p text:style-name="P10"><text:s text:c="8"/>&lt;img src="gemma-correll-cool-beans-button-magnet-lg.jpg" width="100" height="100"&gt; </text:p>
      <text:p text:style-name="P10"><text:s text:c="5"/>&lt;/div&gt; </text:p>
      <text:p text:style-name="P19"><text:span text:style-name="T3"><text:tab/></text:span><text:span text:style-name="T4">&lt;!--Start NLP Ad Tag Embed Code --&gt; </text:span></text:p>
      <text:p text:style-name="P17"><text:tab/>&lt;script type="text/javascript" name="optionsfortag"&gt; </text:p>
      <text:p text:style-name="P17"><text:tab/><text:tab/><text:tab/>var NLPTagOptions = { </text:p>
      <text:p text:style-name="P17"><text:tab/><text:tab/><text:tab/><text:tab/>key: '37ab80151607c160a4befae47f8c9864', </text:p>
      <text:p text:style-name="P17"><text:tab/><text:tab/><text:tab/><text:tab/>source: 'captcha', </text:p>
      <text:p text:style-name="P17"><text:tab/><text:tab/><text:tab/><text:tab/><text:tab/>id1:'37ef80a4befae47f8c9864',id2:'still',id3:'abc1',id4:'xyz',id5:'paqr' </text:p>
      <text:p text:style-name="P17"><text:tab/><text:tab/><text:tab/>}; </text:p>
      <text:p text:style-name="P17"><text:tab/>&lt;/script&gt; </text:p>
      <text:p text:style-name="P17"><text:tab/>&lt;script type="text/javascript" src="tagVisibility.js"&gt;<text:tab/>&lt;/script&gt; </text:p>
      <text:p text:style-name="P17"><text:tab/>&lt;!--End NLP Ad Tag Embed Code --&gt; </text:p>
      <text:p text:style-name="P5"><text:s text:c="2"/><text:span text:style-name="T1"><text:s text:c="2"/>&lt;/div&gt;</text:span></text:p>
      <text:p text:style-name="P5"/>
      <text:p text:style-name="P18"/>
      <text:p text:style-name="P16"/>
      <text:list xml:id="list162512522603078" text:continue-numbering="true" text:style-name="L2">
        <text:list-item>
          <text:p text:style-name="P23">example 2 with nlpcaptcha</text:p>
        </text:list-item>
      </text:list>
      <text:p text:style-name="P19"/>
      <text:p text:style-name="P19"/>
      <text:p text:style-name="P19"><text:tab/>//captcha code starts</text:p>
      <text:p text:style-name="P19"/>
      <text:p text:style-name="P16"><text:s text:c="10"/><text:tab/>&lt;script type="text/javascript"&gt; </text:p>
      <text:p text:style-name="P16"><text:s text:c="4"/><text:tab/><text:tab/> <text:s text:c="3"/>var NLPOptions = { </text:p>
      <text:p text:style-name="P16"><text:s text:c="6"/><text:tab/><text:tab/> <text:s text:c="5"/>key: '37ab80151607c160a4befae47f8c9864' </text:p>
      <text:p text:style-name="P16"><text:s text:c="6"/><text:tab/> <text:s/>};&lt;/script&gt; </text:p>
      <text:p text:style-name="P16"><text:tab/>&lt;script type="text/javascript" src="http://call.nlpcaptcha.in/js/captcha.js" &gt;&lt;/script&gt; </text:p>
      <text:p text:style-name="P16"/>
      <text:p text:style-name="P16"><text:tab/>//captcha code ends</text:p>
      <text:p text:style-name="P16"/>
      <text:p text:style-name="P19"/>
      <text:p text:style-name="P16"/>
      <text:p text:style-name="P19"><text:span text:style-name="T3"><text:tab/></text:span><text:span text:style-name="T4">&lt;!--Start NLP Ad Tag Embed Code --&gt; </text:span></text:p>
      <text:p text:style-name="P17"><text:soft-page-break/><text:tab/>&lt;script type="text/javascript" name="optionsfortag"&gt; </text:p>
      <text:p text:style-name="P17"><text:tab/><text:tab/>var NLPTagOptions = { </text:p>
      <text:p text:style-name="P17"><text:tab/><text:tab/><text:tab/>key: '37ab80151607c160a4befae47f8c9864', </text:p>
      <text:p text:style-name="P17"><text:tab/><text:tab/><text:tab/>source: 'captcha', </text:p>
      <text:p text:style-name="P17"><text:tab/><text:tab/><text:tab/>id1:'37ef80a4befae47f8c9864',id2:'still',id3:'abc1',id4:'xyz',id5:'paqr' </text:p>
      <text:p text:style-name="P17"><text:tab/><text:tab/>}; </text:p>
      <text:p text:style-name="P17"><text:tab/><text:tab/>&lt;/script&gt; </text:p>
      <text:p text:style-name="P17"><text:tab/>&lt;script type="text/javascript" src="tagVisibility.js"&gt;<text:tab/>&lt;/script&gt; </text:p>
      <text:p text:style-name="P17"/>
      <text:p text:style-name="P17"><text:tab/>&lt;!--End NLP Ad Tag Embed Code --&gt; </text:p>
      <text:p text:style-name="P3"/>
      <text:p text:style-name="P2"/>
      <text:p text:style-name="P3"/>
      <text:p text:style-name="P3"/>
      <text:p text:style-name="P3"/>
      <text:p text:style-name="P3"/>
      <text:list xml:id="list7637236567312356098" text:style-name="L3">
        <text:list-header>
          <text:p text:style-name="P24"/>
        </text:list-header>
      </text:list>
      <text:p text:style-name="P3"/>
      <text:p text:style-name="P3"/>
      <text:p text:style-name="P3"/>
      <text:list xml:id="list640399989991984996" text:style-name="L4">
        <text:list-item>
          <text:p text:style-name="P25">The<text:span text:style-name="T1"> </text:span>list of events at which it calculates the count and time duration for which it was visible are</text:p>
          <text:list>
            <text:list-item>
              <text:p text:style-name="P26">window load</text:p>
            </text:list-item>
            <text:list-item>
              <text:p text:style-name="P26">window focus</text:p>
            </text:list-item>
            <text:list-item>
              <text:p text:style-name="P26">window scroll</text:p>
            </text:list-item>
          </text:list>
        </text:list-item>
      </text:list>
      <text:p text:style-name="P6"/>
      <text:p text:style-name="P6"><text:tab/>along with all this events ad needs to be visible ie </text:p>
      <text:p text:style-name="P8"/>
      <text:list xml:id="list4853896813006942606" text:style-name="L5">
        <text:list-item>
          <text:list>
            <text:list-item>
              <text:p text:style-name="P27">an ad with size less than 400px needs to be visible for atleast of 1 sec and 50 % of its pixels must on the visible screen</text:p>
            </text:list-item>
            <text:list-item>
              <text:p text:style-name="P27">an ad with size greater than 400px needs to be visible for atleast of 1 sec and 30 % of its pixels must on the visible screen</text:p>
            </text:list-item>
            <text:list-item>
              <text:p text:style-name="P27">same standards apply for video and other ads but least time would be 2 sec</text:p>
            </text:list-item>
            <text:list-item>
              <text:p text:style-name="P27">this are just standards for desktop ads not mobile or tablet ads (standards will be applied to them also till IAB comes up with standard for video ads for mobile and tablets)</text:p>
            </text:list-item>
          </text:list>
        </text:list-item>
      </text:list>
      <text:p text:style-name="P6"/>
      <text:list xml:id="list162512335120509" text:continue-list="list640399989991984996" text:style-name="L4">
        <text:list-item>
          <text:p text:style-name="P25">the list of <text:s/>events at which the data is sent to server</text:p>
          <text:list>
            <text:list-item>
              <text:p text:style-name="P26">1 sec after first visibility</text:p>
            </text:list-item>
            <text:list-item>
              <text:p text:style-name="P26">30 sec duration of visibility ( ie after every 30 sec)</text:p>
            </text:list-item>
            <text:list-item>
              <text:p text:style-name="P26">window hidden from user</text:p>
            </text:list-item>
            <text:list-item>
              <text:p text:style-name="P26">window closed</text:p>
            </text:list-item>
          </text:list>
        </text:list-item>
      </text:list>
      <text:p text:style-name="P6"/>
      <text:p text:style-name="P6"/>
      <text:p text:style-name="P6"/>
      <text:p text:style-name="P6"/>
      <text:p text:style-name="P6"/>
      <text:p text:style-name="P6"/>
      <text:p text:style-name="P6"/>
      <text:p text:style-name="P9">changes on data.nlpcapthca.com</text:p>
      <text:p text:style-name="P7"/>
      <text:p text:style-name="P7"><text:soft-page-break/></text:p>
      <text:list xml:id="list6433294452154933786" text:style-name="L6">
        <text:list-item>
          <text:p text:style-name="P28">file <text:span text:style-name="T5">tagVisibility</text:span>.js added to js folder</text:p>
        </text:list-item>
        <text:list-item>
          <text:p text:style-name="P28">file <text:span text:style-name="T5">testIframe</text:span>.html added for demo inside main directory</text:p>
        </text:list-item>
        <text:list-item>
          <text:p text:style-name="P28">file adviewability.php added to application/controller</text:p>
        </text:list-item>
        <text:list-item>
          <text:p text:style-name="P28">database entry made for database ajay inside config// <text:span text:style-name="T5">old task</text:span></text:p>
        </text:list-item>
        <text:list-item>
          <text:p text:style-name="P29">s3 log entry is made with couchbase session data</text:p>
        </text:list-item>
      </text:list>
      <text:p text:style-name="P11"/>
      <text:p text:style-name="P11"/>
      <text:p text:style-name="P11"/>
      <text:p text:style-name="P11"/>
      <text:p text:style-name="P1">sample <text:span text:style-name="T12">of</text:span> log data (json)</text:p>
      <text:p text:style-name="P1"/>
      <text:p text:style-name="P1"/>
      <text:p text:style-name="P12">{</text:p>
      <text:p text:style-name="P12"><text:s text:c="4"/>"ipData": [],</text:p>
      <text:p text:style-name="P12"><text:s text:c="4"/>"tagData": {</text:p>
      <text:p text:style-name="P12"><text:tab/> <text:s text:c="5"/>"37ab80151607c160a4befae47f8c9864": {</text:p>
      <text:p text:style-name="P12"><text:tab/><text:tab/> <text:s text:c="7"/>"rl": "file:///home/aj/Desktop/testIframeTag.html",</text:p>
      <text:p text:style-name="P12"><text:tab/><text:tab/> <text:s text:c="7"/>"adrcg": "abc1234",</text:p>
      <text:p text:style-name="P12"><text:tab/><text:tab/> <text:s text:c="7"/>"tgdi": "adTagged_abc123+3",</text:p>
      <text:p text:style-name="P12"><text:tab/><text:tab/> <text:s text:c="7"/>"abl": 1,</text:p>
      <text:p text:style-name="P12"><text:tab/><text:tab/> <text:s text:c="7"/>"firstfire": 1,</text:p>
      <text:p text:style-name="P12"><text:tab/><text:tab/> <text:s text:c="7"/>"puck": 1,</text:p>
      <text:p text:style-name="P12"><text:tab/><text:tab/> <text:s text:c="7"/>"up": 1,</text:p>
      <text:p text:style-name="P12"><text:s text:c="8"/><text:tab/><text:tab/> <text:s text:c="8"/>"mud": 1,</text:p>
      <text:p text:style-name="P12"><text:s text:c="6"/><text:tab/><text:tab/> <text:s text:c="8"/>"height": 184,</text:p>
      <text:p text:style-name="P12"><text:s text:c="6"/><text:tab/> <text:s text:c="19"/>"apikey": "37ab80151607c160a4befae47f8c9864", <text:s text:c="4"/>//nlptagoptions</text:p>
      <text:p text:style-name="P12"><text:s text:c="32"/>"source": "captcha", <text:s text:c="4"/>//nlptagoptions</text:p>
      <text:p text:style-name="P12"><text:s text:c="6"/><text:tab/><text:tab/> <text:s text:c="7"/>"id1": "37ef80a4befae47f8c9864", <text:s text:c="2"/>//nlptagoptions</text:p>
      <text:p text:style-name="P12"><text:s text:c="5"/><text:tab/> <text:s text:c="19"/>"id2": "still", <text:s text:c="3"/>//nlptagoptions</text:p>
      <text:p text:style-name="P12"><text:s text:c="5"/><text:tab/><text:tab/> <text:s text:c="7"/>"id3": "abc3", <text:s text:c="4"/>//nlptagoptions</text:p>
      <text:p text:style-name="P12"><text:s text:c="5"/><text:tab/><text:tab/> <text:s text:c="7"/>"id4": "xyz", <text:s text:c="4"/>//nlptagoptions</text:p>
      <text:p text:style-name="P12"><text:s text:c="4"/><text:tab/><text:tab/> <text:s text:c="7"/>"id5": "paqr", <text:s text:c="6"/>//nlptagoptions</text:p>
      <text:p text:style-name="P12"><text:s text:c="4"/><text:tab/><text:tab/> <text:s text:c="7"/>"in": 100</text:p>
      <text:p text:style-name="P12"><text:s text:c="4"/><text:tab/> <text:s text:c="5"/>},</text:p>
      <text:p text:style-name="P12"><text:s text:c="6"/><text:tab/> <text:s text:c="4"/>"ip": {</text:p>
      <text:p text:style-name="P12"><text:s text:c="7"/><text:tab/><text:tab/><text:tab/> "ip": "182.68.58.127",</text:p>
      <text:p text:style-name="P12"><text:s text:c="7"/><text:tab/><text:tab/><text:tab/> "timestamp": 1476797298</text:p>
      <text:p text:style-name="P12"><text:s text:c="6"/><text:tab/> <text:s text:c="6"/>},</text:p>
      <text:p text:style-name="P12"><text:s text:c="6"/><text:tab/> <text:s text:c="6"/>"userAgent": "Mozilla/5.0 (X11; Linux x86_64) AppleWebKit/537.36 (KHTML, like <text:tab/><text:tab/><text:tab/><text:tab/>Gecko) Chrome/53.0.2785.116 Safari/537.36",</text:p>
      <text:p text:style-name="P12"><text:s text:c="3"/><text:tab/> <text:s text:c="6"/>"referrer": null</text:p>
      <text:p text:style-name="P12"><text:s text:c="6"/>}</text:p>
      <text:p text:style-name="P12"><text:s text:c="2"/>}</text:p>
      <text:p text:style-name="P12"/>
      <text:p text:style-name="P12"/>
      <text:p text:style-name="P12"/>
      <text:p text:style-name="P12"/>
      <text:p text:style-name="P12"/>
      <text:p text:style-name="P12">explanations:</text:p>
      <text:p text:style-name="P12"/>
      <text:list xml:id="list6637743348630865161" text:style-name="L7">
        <text:list-item>
          <text:p text:style-name="P32"><text:span text:style-name="T10">ipdata</text:span><text:span text:style-name="T7"> is field for ip related data such as session key and id and access time for each of the </text:span><text:soft-page-break/><text:span text:style-name="T7">session for the ip from the couchbase</text:span></text:p>
        </text:list-item>
        <text:list-item>
          <text:p text:style-name="P33"><text:span text:style-name="T9">tagData </text:span><text:span text:style-name="T6">contains tag related data such as </text:span><text:span text:style-name="T8">under </text:span><text:span text:style-name="T11">apikey as key </text:span></text:p>
          <text:list>
            <text:list-item>
              <text:p text:style-name="P33"><text:span text:style-name="T9">rl</text:span><text:span text:style-name="T6"> url to which the ad was hosted</text:span></text:p>
            </text:list-item>
            <text:list-item>
              <text:p text:style-name="P33"><text:span text:style-name="T9">mud</text:span><text:span text:style-name="T6"> the duration for which the ad was visible </text:span></text:p>
            </text:list-item>
            <text:list-item>
              <text:p text:style-name="P33"><text:span text:style-name="T9">up</text:span><text:span text:style-name="T6"> the count or number of times the ad was visible </text:span></text:p>
            </text:list-item>
            <text:list-item>
              <text:p text:style-name="P33"><text:span text:style-name="T9">tgdi</text:span><text:span text:style-name="T6"> is the target id or the id of the targetting div which is either given by us or provided by the client or the publisher whcih can also be taken as a parameter from one of the id3 id4 id5</text:span></text:p>
            </text:list-item>
            <text:list-item>
              <text:p text:style-name="P33"><text:span text:style-name="T9">in</text:span><text:span text:style-name="T6"> is the percentage o fthe ad visible </text:span></text:p>
            </text:list-item>
            <text:list-item>
              <text:p text:style-name="P33"><text:span text:style-name="T9">abl </text:span><text:span text:style-name="T6">is visibility which is either 1 or 0</text:span></text:p>
            </text:list-item>
            <text:list-item>
              <text:p text:style-name="P33"><text:span text:style-name="T9">puck</text:span><text:span text:style-name="T6"> is a counter which maintained for not to forcefully or unnecessarily increment the count for visbility of ad</text:span></text:p>
            </text:list-item>
            <text:list-item>
              <text:p text:style-name="P33"><text:span text:style-name="T9">height</text:span><text:span text:style-name="T6"> is the height of targetted ad</text:span></text:p>
            </text:list-item>
            <text:list-item>
              <text:p text:style-name="P33"><text:span text:style-name="T9">adrcg </text:span><text:span text:style-name="T6">is a optional feild informally known as the ad recognizer</text:span></text:p>
            </text:list-item>
            <text:list-item>
              <text:p text:style-name="P33"><text:span text:style-name="T9">firstfire</text:span><text:span text:style-name="T6"> is a counter to check whether the ad is fireed for the first time or not</text:span></text:p>
            </text:list-item>
            <text:list-item>
              <text:p text:style-name="P33"><text:span text:style-name="T9">ip</text:span><text:span text:style-name="T6"> has</text:span></text:p>
              <text:list>
                <text:list-item>
                  <text:p text:style-name="P30">ip </text:p>
                </text:list-item>
                <text:list-item>
                  <text:p text:style-name="P30">ip country</text:p>
                </text:list-item>
                <text:list-item>
                  <text:p text:style-name="P30">access time</text:p>
                </text:list-item>
              </text:list>
            </text:list-item>
            <text:list-item>
              <text:p text:style-name="P33"><text:span text:style-name="T9">user agent</text:span><text:span text:style-name="T6"> or simply browser</text:span></text:p>
            </text:list-item>
            <text:list-item>
              <text:p text:style-name="P31"><text:s/>http referrer</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529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4T12:30:17.531222248</meta:creation-date>
    <dc:date>2016-10-19T16:25:10.858376859</dc:date>
    <meta:editing-duration>PT20M20S</meta:editing-duration>
    <meta:editing-cycles>15</meta:editing-cycles>
    <meta:generator>LibreOffice/4.2.8.2$Linux_X86_64 LibreOffice_project/420m0$Build-2</meta:generator>
    <meta:document-statistic meta:table-count="0" meta:image-count="0" meta:object-count="0" meta:page-count="4" meta:paragraph-count="109" meta:word-count="662" meta:character-count="4758" meta:non-whitespace-character-count="3699"/>
  </office:meta>
</office:document-meta>
</file>